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7"/>
        <table:table-column table:style-name="co2" table:number-columns-repeated="16381" table:default-cell-style-name="ce7"/>
        <table:table-row table:style-name="ro1">
          <table:table-cell table:style-name="ce5" office:value-type="string" calcext:value-type="string">
            <text:p>ID процесса B</text:p>
          </table:table-cell>
          <table:table-cell table:style-name="ce5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>
            <text:p>ID процессов A</text:p>
          </table:table-cell>
          <table:table-cell table:number-columns-repeated="16381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6;122</text:p>
          </table:table-cell>
          <table:table-cell table:number-columns-repeated="16381"/>
        </table:table-row>
        <table:table-row table:style-name="ro2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2;103</text:p>
          </table:table-cell>
          <table:table-cell table:number-columns-repeated="16381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6381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6381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6381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2;114</text:p>
          </table:table-cell>
          <table:table-cell table:number-columns-repeated="16381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6381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4;106</text:p>
          </table:table-cell>
          <table:table-cell table:number-columns-repeated="16381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6381"/>
        </table:table-row>
        <table:table-row table:style-name="ro2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3;105</text:p>
          </table:table-cell>
          <table:table-cell table:number-columns-repeated="16381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6381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8;117</text:p>
          </table:table-cell>
          <table:table-cell table:number-columns-repeated="16381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6;119</text:p>
          </table:table-cell>
          <table:table-cell table:number-columns-repeated="16381"/>
        </table:table-row>
        <table:table-row table:style-name="ro2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6381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4;103</text:p>
          </table:table-cell>
          <table:table-cell table:number-columns-repeated="16381"/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5;119</text:p>
          </table:table-cell>
          <table:table-cell table:number-columns-repeated="16381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6;116</text:p>
          </table:table-cell>
          <table:table-cell table:number-columns-repeated="16381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6381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25;102</text:p>
          </table:table-cell>
          <table:table-cell table:number-columns-repeated="16381"/>
        </table:table-row>
        <table:table-row table:style-name="ro2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6381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minf</meta:initial-creator>
    <meta:creation-date>2025-01-24T09:11:19Z</meta:creation-date>
    <dc:date>2025-03-28T13:21:00.238648200</dc:date>
    <meta:editing-duration>PT21S</meta:editing-duration>
    <meta:editing-cycles>1</meta:editing-cycles>
    <meta:document-statistic meta:table-count="1" meta:cell-count="78" meta:object-count="0"/>
  </office:meta>
</office:document-meta>
</file>